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b524" officeooo:paragraph-rsid="001cb524"/>
    </style:style>
    <style:style style:name="P2" style:family="paragraph" style:parent-style-name="Text_20_body">
      <style:text-properties officeooo:paragraph-rsid="001accec"/>
    </style:style>
    <style:style style:name="P3" style:family="paragraph" style:parent-style-name="Text_20_body">
      <style:text-properties officeooo:paragraph-rsid="001de082"/>
    </style:style>
    <style:style style:name="P4" style:family="paragraph" style:parent-style-name="Heading_20_1">
      <style:paragraph-properties fo:text-align="center" style:justify-single-word="false"/>
      <style:text-properties officeooo:paragraph-rsid="001b6bef"/>
    </style:style>
    <style:style style:name="P5" style:family="paragraph" style:parent-style-name="Text_20_body" style:list-style-name="L1">
      <style:text-properties officeooo:paragraph-rsid="001de082"/>
    </style:style>
    <style:style style:name="P6" style:family="paragraph" style:parent-style-name="Text_20_body" style:list-style-name="L1">
      <style:text-properties officeooo:rsid="001cb524" officeooo:paragraph-rsid="001de082"/>
    </style:style>
    <style:style style:name="T1" style:family="text">
      <style:text-properties officeooo:rsid="001accec"/>
    </style:style>
    <style:style style:name="T2" style:family="text">
      <style:text-properties fo:font-style="italic" officeooo:rsid="001accec" style:font-style-asian="italic" style:font-style-complex="italic"/>
    </style:style>
    <style:style style:name="T3" style:family="text">
      <style:text-properties officeooo:rsid="001de082"/>
    </style:style>
    <style:style style:name="T4" style:family="text">
      <style:text-properties officeooo:rsid="001e7a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Wie man aus der CSV-Datei den Plot der</text:h>
      <text:h text:style-name="P4" text:outline-level="1">autoISF-Faktoren erstellt</text:h>
      <text:p text:style-name="P2"/>
      <text:p text:style-name="P2">Als ersten Schritt der Hilfe zur Erstellung der Plots von acce_ISF &amp; Co habe ich ein Beipiel erstellt, das ihr als Vorlage nutzen könnt. Es erspart <text:span text:style-name="T1">mir </text:span>das wiederholte, mühselige Definieren der Plots, indem ich die Wertetabelle <text:span text:style-name="T1">aus </text:span>der Vorlage einfach mit den neuen Werten überschreibe. Dann brauche ich nur noch die Skalierung der Zeitachse an<text:span text:style-name="T1">zu</text:span>passen.</text:p>
      <text:p text:style-name="P3">Das Vorgehen dabei ist:</text:p>
      <text:list xml:id="list1389295428" text:style-name="L1">
        <text:list-item>
          <text:p text:style-name="P5">sicherheitshalber die Originalvorlage irgendwo als Master/Backup retten.</text:p>
        </text:list-item>
        <text:list-item>
          <text:p text:style-name="P5">den CSV-File aus dem Emulatorlauf in ein leeres Spreadsheet-Dokument einlesen. Dabei beachten, daß Spalte „B“ nicht als Text importiert wird sondern als Zeit/Datum. Bei mir mit LibreOffice half es, das Format der 2.Spalte als „US English“ zu markieren. Allgemein gilt hier KOMMA als Dezimalzeichen, d.h. es funktioniert erstmal nicht direkt überall auf der Welt.</text:p>
        </text:list-item>
        <text:list-item>
          <text:p text:style-name="P5">in der Vorlage in der Tabelle im mittleren Zeilenbereich soviele Zeilen löschen oder einfügen, bis die Zeilenzahl genau mit der des gerade importierten CSV-Files übereinstimmt. Dabei dürfen die ersten und letzten Zeílen der Vorlage nicht angefasst werden, weil die den Wertebereich für die Plots definieren. Also in der Vorlage <text:span text:style-name="T4">den Inhalt </text:span>d<text:span text:style-name="T4">er</text:span> Zeilen 1-4 und Zeilen 101-104 belassen.</text:p>
        </text:list-item>
        <text:list-item>
          <text:p text:style-name="P5">aus dem importierten CSV-Sheet die eigentlichen Zeilen (d.h. ohne die 3 Überschriftszeilen aber einschließlich der letzten 3 Summenzeilen) markieren und in den Copy-Paste-Buffer laden.</text:p>
        </text:list-item>
        <text:list-item>
          <text:p text:style-name="P5">in der Vorlage in Zelle „A4“ gehen und dort die neuen Zeilen Pasten. <text:span text:style-name="T1">Dabei </text:span><text:span text:style-name="T2">Paste Special</text:span><text:span text:style-name="T1"> verwenden und die Formatierung nicht überschreiben.</text:span></text:p>
        </text:list-item>
        <text:list-item>
          <text:p text:style-name="P5"><text:span text:style-name="T3">d</text:span>en Sheetnamen der Vorlage auf den für euch passenden Namen ändern.</text:p>
        </text:list-item>
        <text:list-item>
          <text:p text:style-name="P5"><text:span text:style-name="T3">z</text:span>um Schluß noch die Zeitachsen der Plots anpassen. Das betrifft Min- und Max-Werte sowie das Inkrement, also z.B. <text:span text:style-name="T1">00:5</text:span>5/<text:span text:style-name="T1">00:</text:span>10/<text:span text:style-name="T1">00:</text:span>15/<text:span text:style-name="T1">00:</text:span>30 Minuten je nach Fall.</text:p>
        </text:list-item>
        <text:list-item>
          <text:p text:style-name="P5">Ein Sonderfall liegt vor, wenn das Zeitfenster über Mitternacht hinweggeht, also so wie in der Vorlage. Da musste <text:span text:style-name="T1">der Emulator</text:span> in Spalte „B“ ab Mitternacht zu der Uhrzeit noch 24 Stunden dazu addieren. So wird z.B. aus 04:20 <text:span text:style-name="T1">intern </text:span>ein 28:20, <text:span text:style-name="T1">das aber weiterhin als 04:20 angezeigt wird</text:span>.</text:p>
        </text:list-item>
        <text:list-item>
          <text:p text:style-name="P5">Für den Plot von IOB/iobTH/… müsst ihr im Sheet „graphs“ eure Werte selber in den Zellen „R54:R57“ bzw. „T54:T57“ eintragen</text:p>
        </text:list-item>
        <text:list-item>
          <text:p text:style-name="P5">Das Workbook unter passendem, neuen Namen speichern.</text:p>
        </text:list-item>
        <text:list-item>
          <text:p text:style-name="P6">Den File mit dem importierten CSV-File ohne Speichern schließen.</text:p>
        </text:list-item>
      </text:list>
      <text:p text:style-name="Text_20_body"/>
      <text:p text:style-name="Text_20_body">Wenn ihr noch Vorschläge für weitere Plots habt, sagt Bescheid.</text:p>
      <text:p text:style-name="P1">Status:<text:tab/>24.März 2023 @ <text:span text:style-name="T4">23: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4T17:19:49.132000000</meta:creation-date>
    <dc:date>2023-05-24T23:22:15.597000000</dc:date>
    <meta:editing-duration>PT12M25S</meta:editing-duration>
    <meta:editing-cycles>2</meta:editing-cycles>
    <meta:generator>LibreOffice/7.1.4.2$Windows_X86_64 LibreOffice_project/a529a4fab45b75fefc5b6226684193eb000654f6</meta:generator>
    <meta:document-statistic meta:table-count="0" meta:image-count="0" meta:object-count="0" meta:page-count="1" meta:paragraph-count="17" meta:word-count="379" meta:character-count="2446" meta:non-whitespace-character-count="2095"/>
  </office:meta>
</office:document-meta>
</file>